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344.1pt"/>
    </style:style>
    <style:style style:name="co3" style:family="table-column">
      <style:table-column-properties fo:break-before="auto" style:column-width="15.85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34.89pt"/>
    </style:style>
    <style:style style:name="co6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15.0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313739" style:diagonal-bl-tr="none" style:diagonal-tl-br="none" fo:border-left="none" fo:padding="2.01pt" fo:border-right="none" style:rotation-align="none" fo:border-top="non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fo:border="0.74pt solid #313739" fo:padding="2.01pt" style:rotation-align="none"/>
    </style:style>
    <style:style style:name="ce9" style:family="table-cell" style:parent-style-name="Default">
      <style:table-cell-properties style:diagonal-bl-tr="none" style:diagonal-tl-br="none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ietokantaohjelmointi 20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Lomake toteutetuista harjoitustyön ominaisuuksis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astita ominaisuudet, joita työssä on.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rvioi onko *) merkityt ominaisuudet toteutettu suppeasti vai laajasti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yhmän numero: 2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table:number-columns-repeated="3"/>
          <table:table-cell table:style-name="ce7" office:value-type="string" calcext:value-type="string">
            <text:p>Toteutettu 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Toteutettu</text:p>
          </table:table-cell>
          <table:table-cell table:style-name="ce7" table:number-columns-repeated="2"/>
          <table:table-cell table:style-name="ce7" office:value-type="string" calcext:value-type="string">
            <text:p>laajasti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style-name="ce4" office:value-type="string" calcext:value-type="string">
            <text:p>Tapahtuma T1</text:p>
          </table:table-cell>
          <table:table-cell table:style-name="ce8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apahtuma T2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Tapahtuma T3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Tapahtuma T4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 office:value-type="string" calcext:value-type="string">
            <text:p>Tapahtuma T5</text:p>
          </table:table-cell>
          <table:table-cell table:style-name="ce8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 office:value-type="string" calcext:value-type="string">
            <text:p>Tapahtuma T6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 office:value-type="string" calcext:value-type="string">
            <text:p>Tapahtuma T7*)</text:p>
          </table:table-cell>
          <table:table-cell table:style-name="ce8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 office:value-type="string" calcext:value-type="string">
            <text:p>Tapahtuma T8*)</text:p>
          </table:table-cell>
          <table:table-cell table:style-name="ce8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Raportti R1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Raportti R1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 office:value-type="string" calcext:value-type="string">
            <text:p>Raportti R3*)</text:p>
          </table:table-cell>
          <table:table-cell table:style-name="ce8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 office:value-type="string" calcext:value-type="string">
            <text:p>Raportti R4*)</text:p>
          </table:table-cell>
          <table:table-cell table:style-name="ce8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Tuki samanaikaiselle käytölle</text:p>
          </table:table-cell>
          <table:table-cell table:style-name="ce8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Käyttöliittymäominaisuudet *)</text:p>
          </table:table-cell>
          <table:table-cell table:style-name="ce8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Mahdollisia lisätoimitoja (mitä?) *)</text:p>
          </table:table-cell>
          <table:table-cell table:style-name="ce8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sätietoa: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fill-character> </loext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fill-character> </loext:fill-character>
      <number:text>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5:40:15.284644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k</meta:initial-creator>
    <meta:creation-date>2009-04-02T13:21:47</meta:creation-date>
    <dc:date>2018-05-21T15:41:47.038010186</dc:date>
    <meta:print-date>2018-04-09T13:52:26</meta:print-date>
    <meta:editing-duration>PT2M21S</meta:editing-duration>
    <meta:editing-cycles>2</meta:editing-cycles>
    <meta:generator>LibreOffice/5.1.6.2$Linux_X86_64 LibreOffice_project/10m0$Build-2</meta:generator>
    <meta:document-statistic meta:table-count="3" meta:cell-count="31" meta:object-count="0"/>
  </office:meta>
</office:document-meta>
</file>